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8504" officeooo:paragraph-rsid="000b850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b8504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normal" officeooo:rsid="000b8504" officeooo:paragraph-rsid="000b850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normal" officeooo:rsid="00135409" officeooo:paragraph-rsid="00135409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Montserrat" fo:font-size="12pt" fo:letter-spacing="normal" fo:font-style="normal" fo:font-weight="normal" officeooo:rsid="000b8504" officeooo:paragraph-rsid="000b8504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font-name="Montserrat" fo:font-size="12pt" fo:letter-spacing="normal" fo:font-style="normal" fo:font-weight="normal" officeooo:rsid="000b8504" officeooo:paragraph-rsid="000b8504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5pt" fo:font-weight="bold" officeooo:rsid="000b8504" officeooo:paragraph-rsid="000b8504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.1563in" loext:contextual-spacing="false" fo:line-height="162%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1563in" loext:contextual-spacing="false" fo:line-height="162%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12" style:family="paragraph" style:parent-style-name="Text_20_body" style:list-style-name="L2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8" style:family="paragraph" style:parent-style-name="Text_20_body" style:list-style-name="L8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fo:font-weight="bold"/>
    </style:style>
    <style:style style:name="T3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5" style:family="text">
      <style:text-properties fo:font-variant="normal" fo:text-transform="none" style:font-name="Montserrat" fo:font-size="12pt" fo:letter-spacing="normal" fo:font-style="normal" fo:font-weight="normal"/>
    </style:style>
    <style:style style:name="T6" style:family="text">
      <style:text-properties fo:font-variant="normal" fo:text-transform="none" style:font-name="Montserrat" fo:font-size="12pt" fo:letter-spacing="normal" fo:font-style="normal" fo:font-weight="bold"/>
    </style:style>
    <style:style style:name="T7" style:family="text">
      <style:text-properties fo:font-size="15pt" fo:font-weight="bold" officeooo:rsid="000b8504" style:font-size-asian="15pt" style:font-weight-asian="bold" style:font-size-complex="15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RITE</text:p>
      <text:p text:style-name="P1"/>
      <text:p text:style-name="P2"><text:span text:style-name="T7"><text:tab/></text:span><text:bookmark text:name="r-6678847"/><text:bookmark text:name="r-6678838"/><text:bookmark text:name="r-6678837"/><text:span text:style-name="Strong_20_Emphasis"><text:span text:style-name="T3">La confidentialité, l'intégrité et la disponibilité</text:span></text:span><text:span text:style-name="T4"> sont les principes de base de la sécurité de l'information.</text:span></text:p>
      <text:list xml:id="list540803680" text:style-name="L1">
        <text:list-item>
          <text:p text:style-name="P11"><text:bookmark text:name="r-6678840"/><text:bookmark text:name="r-6678839"/><text:span text:style-name="T4">Le </text:span><text:span text:style-name="Strong_20_Emphasis"><text:span text:style-name="T3">RGPD</text:span></text:span><text:span text:style-name="T4"> garantit la confidentialité des données pour les résidents de l'UE.</text:span></text:p>
        </text:list-item>
        <text:list-item>
          <text:p text:style-name="P11"><text:bookmark text:name="r-6678842"/><text:bookmark text:name="r-6678841"/><text:span text:style-name="Strong_20_Emphasis"><text:span text:style-name="T3">PCI DSS</text:span></text:span><text:span text:style-name="T4"> assure la conformité de la sécurité des sites qui traitent les données bancaires.</text:span></text:p>
        </text:list-item>
        <text:list-item>
          <text:p text:style-name="P11"><text:bookmark text:name="r-6678844"/><text:bookmark text:name="r-6678843"/><text:span text:style-name="Strong_20_Emphasis"><text:span text:style-name="T3">Le traitements des données de santé </text:span></text:span><text:span text:style-name="T4">est réglementé par la CNIL et nécessite une prise en charge particulière. </text:span></text:p>
        </text:list-item>
        <text:list-item>
          <text:p text:style-name="P11"><text:bookmark text:name="r-6678846"/><text:bookmark text:name="r-6678845"/><text:span text:style-name="T4">L’</text:span><text:span text:style-name="Strong_20_Emphasis"><text:span text:style-name="T3">OWASP est</text:span></text:span><text:span text:style-name="T4"> une organisation à but non lucratif qui propose des référentiels sur les risques de sécurité des applications web. Le </text:span><text:span text:style-name="Strong_20_Emphasis"><text:span text:style-name="T3">Top Ten 2017 de l'OWASP</text:span></text:span><text:span text:style-name="T4"> est la dernière mise à jour sur les risques de sécurité des applications web aujourd'hui.</text:span></text:p>
        </text:list-item>
      </text:list>
      <text:p text:style-name="P10"/>
      <text:p text:style-name="P10"><text:bookmark text:name="r-6679064"/>Comme vous avez pu le voir, il y a dix types d'attaques qui sont spécifiés dans OWASP :</text:p>
      <text:list xml:id="list239168629" text:style-name="L2">
        <text:list-item>
          <text:p text:style-name="P12"><text:bookmark text:name="r-6679085"/><text:bookmark text:name="r-6679066"/><text:bookmark text:name="r-6679065"/>l'injection ;</text:p>
        </text:list-item>
        <text:list-item>
          <text:p text:style-name="P12"><text:bookmark text:name="r-6679068"/><text:bookmark text:name="r-6679067"/>le piratage de session ;</text:p>
        </text:list-item>
        <text:list-item>
          <text:p text:style-name="P12"><text:bookmark text:name="r-6679070"/><text:bookmark text:name="r-6679069"/>l'exposition de données sensibles ;</text:p>
        </text:list-item>
        <text:list-item>
          <text:p text:style-name="P12"><text:bookmark text:name="r-6679072"/><text:bookmark text:name="r-6679071"/>les entités externes XML (XXE) ;</text:p>
        </text:list-item>
        <text:list-item>
          <text:p text:style-name="P12"><text:bookmark text:name="r-6679074"/><text:bookmark text:name="r-6679073"/>le contournement des contrôles d'accès ;</text:p>
        </text:list-item>
        <text:list-item>
          <text:p text:style-name="P12"><text:bookmark text:name="r-6679076"/><text:bookmark text:name="r-6679075"/>security misconfiguration ou mauvaise configuration de sécurité ;</text:p>
        </text:list-item>
        <text:list-item>
          <text:p text:style-name="P12"><text:bookmark text:name="r-6679078"/><text:bookmark text:name="r-6679077"/>Cross-Site Scripting (XSS) ou failles XSS ;</text:p>
        </text:list-item>
        <text:list-item>
          <text:p text:style-name="P12"><text:bookmark text:name="r-6679080"/><text:bookmark text:name="r-6679079"/>la désérialisation non sécurisée ;</text:p>
        </text:list-item>
        <text:list-item>
          <text:p text:style-name="P12"><text:bookmark text:name="r-6679082"/><text:bookmark text:name="r-6683236"/>l'utilisation de composants présentant des vulnérabilités connues ;</text:p>
        </text:list-item>
        <text:list-item>
          <text:p text:style-name="P12"><text:bookmark text:name="r-6679084"/><text:bookmark text:name="r-6679083"/>le manque de surveillance et de monitoring.</text:p>
        </text:list-item>
      </text:list>
      <text:p text:style-name="P10"/>
      <text:p text:style-name="P5"><text:bookmark text:name="r-6679377"/><text:bookmark text:name="r-6679369"/><text:bookmark text:name="r-6679370"/>Les injections peuvent inclure (mais sans s'y limiter) des commandes SQL, JavaScript, HTML ou OS.</text:p>
      <text:list xml:id="list2414208376" text:style-name="L3">
        <text:list-item>
          <text:p text:style-name="P13"><text:bookmark text:name="r-6679372"/><text:bookmark text:name="r-6679371"/>Elles permettent de manipuler les entrées pour effectuer des actions et accéder à des données normalement non autorisées. </text:p>
        </text:list-item>
        <text:list-item>
          <text:p text:style-name="P13"><text:bookmark text:name="r-6679374"/><text:bookmark text:name="r-6679373"/><text:soft-page-break/>Vous pouvez prévenir les attaques par injection en sécurisant votre code avec la validation des entrées, les variables paramétrées, les ORM et les procédures SQL stockées.</text:p>
        </text:list-item>
        <text:list-item>
          <text:p text:style-name="P13"><text:bookmark text:name="r-6679376"/><text:bookmark text:name="r-6679375"/>Les procédures SQL dynamiques peuvent être dangereuses, donc assurez-vous d'utiliser la fonction executesql() dans la base de données pour les sécuriser.</text:p>
        </text:list-item>
      </text:list>
      <text:p text:style-name="P7"><text:bookmark text:name="r-6685066"/><text:span text:style-name="T5">Les </text:span><text:span text:style-name="Strong_20_Emphasis"><text:span text:style-name="T6">cookies ont été créés pour vous faciliter la vie</text:span></text:span><text:span text:style-name="T5">, de sorte à ce que vous n’ayez pas besoin de vous reconnecter ou d'entrer les mêmes données encore et encore. Ils aident un site web à se souvenir de ce que vous avez fait sur leur site pour personnaliser l'expérience. Ces cookies ne sont accessibles que par le site web qui les a créés.</text:span></text:p>
      <text:p text:style-name="P8"><text:bookmark text:name="r-6685067"/>Il existe deux types de cookies : les cookies de suivi et les cookies de session.</text:p>
      <text:p text:style-name="P3">Des token peuvent être utilisés pour l'authentification avec le Single Sign-On (SSO). Un utilisateur reçoit un ticket ou un jeton après authentification, afin de se connecter à une session. Le pirate peut accéder au jeton et le réutiliser pour s’authentifier sans avoir besoin d'un nom d'utilisateur ou d'un mot de passe.</text:p>
      <text:p text:style-name="P3"/>
      <text:p text:style-name="P3"/>
      <text:p text:style-name="P5"><text:bookmark text:name="r-6686095"/><text:bookmark text:name="r-6686093"/><text:bookmark text:name="r-6686094"/>Le piratage d’authentification peut se produire lorsque les cookies ne sont pas sécurisés.</text:p>
      <text:list xml:id="list527526153" text:style-name="L4">
        <text:list-item>
          <text:p text:style-name="P14"><text:bookmark text:name="r-6685172"/><text:bookmark text:name="r-6685171"/>Utilisez la validation des entrées et limitez le nombre d'essais de connexion.</text:p>
        </text:list-item>
        <text:list-item>
          <text:p text:style-name="P14"><text:bookmark text:name="r-6685174"/><text:bookmark text:name="r-6685173"/>Les attaques par force brute et credentials stuffing sont courantes.</text:p>
        </text:list-item>
        <text:list-item>
          <text:p text:style-name="P14"><text:bookmark text:name="r-6685176"/><text:bookmark text:name="r-6685175"/>Protégez les identifiants de session au moyen d’algorithme de chiffrement.</text:p>
        </text:list-item>
        <text:list-item>
          <text:p text:style-name="P14"><text:bookmark text:name="r-6685178"/><text:bookmark text:name="r-6685177"/>Limitez la durée des sessions.</text:p>
        </text:list-item>
      </text:list>
      <text:p text:style-name="P5"/>
      <text:p text:style-name="P5"/>
      <text:p text:style-name="P5"><text:bookmark text:name="r-6686213"/><text:bookmark text:name="r-6686212"/><text:bookmark text:name="r-6686222"/>Utilisez le HTTPS pour l'ensemble de votre site, même s'il ne contient pas de données sensibles.</text:p>
      <text:list xml:id="list584318226" text:style-name="L5">
        <text:list-item>
          <text:p text:style-name="P15"><text:bookmark text:name="r-6686214"/><text:bookmark text:name="r-6686215"/>Utilisez les requêtes GET pour récupérer les informations et POST pour modifier les informations.</text:p>
        </text:list-item>
        <text:list-item>
          <text:p text:style-name="P15"><text:bookmark text:name="r-6686216"/><text:bookmark text:name="r-6686217"/>Sécurisez vos cookies pour qu'ils soient transmis par l'en-tête et via HTTPS.</text:p>
        </text:list-item>
        <text:list-item>
          <text:p text:style-name="P15"><text:bookmark text:name="r-6686218"/><text:bookmark text:name="r-6686219"/><text:soft-page-break/>Sécurisez vos sessions en ajoutant une date d'expiration, en sécurisant l'ID et en ne mettant pas cet ID dans l'URL.</text:p>
        </text:list-item>
        <text:list-item>
          <text:p text:style-name="P15"><text:bookmark text:name="r-6686220"/><text:bookmark text:name="r-6686221"/>L'utilisation du chiffrement dans la couche Transport peut prévenir les attaques MITM !</text:p>
        </text:list-item>
      </text:list>
      <text:p text:style-name="P9"><text:bookmark text:name="r-6686223"/><text:span text:style-name="Emphasis"><text:span text:style-name="T5">Nous venons de voir comment protéger les données en transit. Dans le prochain chapitre, nous verrons comment protéger les données stockées sur votre application.</text:span></text:span></text:p>
      <text:p text:style-name="P5"><text:bookmark text:name="r-6687133"/><text:bookmark text:name="r-6687132"/><text:bookmark text:name="r-6687142"/>Sécurisez votre base de données avec le chiffrement.</text:p>
      <text:list xml:id="list3573564376" text:style-name="L6">
        <text:list-item>
          <text:p text:style-name="P16"><text:bookmark text:name="r-6687134"/><text:bookmark text:name="r-6687135"/>Utilisez des algorithmes de hachage sécurisés tels que Argon5, Scrypt, Bcrypt et PBKDF2.</text:p>
        </text:list-item>
        <text:list-item>
          <text:p text:style-name="P16"><text:bookmark text:name="r-6687136"/><text:bookmark text:name="r-6687137"/>Utilisez pas les algorithmes de hachage SHA et MD5 avec salage.</text:p>
        </text:list-item>
        <text:list-item>
          <text:p text:style-name="P16"><text:bookmark text:name="r-6687138"/><text:bookmark text:name="r-6687139"/>Les tables Rainbow automatisent les connexions avec des mots de passe préhashés !</text:p>
        </text:list-item>
        <text:list-item>
          <text:p text:style-name="P16"><text:bookmark text:name="r-6687140"/><text:bookmark text:name="r-6687141"/>Le masquage des données peut être utilisé pour sécuriser les données sensibles d’une base de données.</text:p>
        </text:list-item>
      </text:list>
      <text:p text:style-name="P9"><text:bookmark text:name="r-6687143"/><text:span text:style-name="Emphasis"><text:span text:style-name="T5">Nous venons de voir comment sécuriser les données stockées dans votre application. Dans le prochain chapitre, nous verrons comment sécuriser les contrôles d’accès.</text:span></text:span></text:p>
      <text:p text:style-name="P5"><text:bookmark text:name="r-6690965"/><text:bookmark text:name="r-6690964"/><text:bookmark text:name="r-6690976"/>Les applications web avec authentification ne garantissent pas que toutes les pages sont verrouillées par contrôle d’accès.</text:p>
      <text:list xml:id="list2151592716" text:style-name="L7">
        <text:list-item>
          <text:p text:style-name="P17"><text:bookmark text:name="r-6690966"/><text:bookmark text:name="r-6690967"/>Les références directes aux objets peuvent amener un attaquant à comprendre les modèles et la configuration des applications web.</text:p>
        </text:list-item>
        <text:list-item>
          <text:p text:style-name="P17"><text:bookmark text:name="r-6690968"/><text:bookmark text:name="r-6690969"/>N'utilisez pas de noms prévisibles ou de références directes à la base de données dans l'URL.</text:p>
        </text:list-item>
        <text:list-item>
          <text:p text:style-name="P17"><text:bookmark text:name="r-6690970"/><text:bookmark text:name="r-6690971"/>Prévenez les attaques d'octets nuls en protégeant votre code source.</text:p>
        </text:list-item>
        <text:list-item>
          <text:p text:style-name="P17"><text:bookmark text:name="r-6690972"/><text:bookmark text:name="r-6690973"/>Utilisez des références d'objet indirectes avec des paramètres et des combinaisons clé-valeur.</text:p>
        </text:list-item>
        <text:list-item>
          <text:p text:style-name="P17"><text:bookmark text:name="r-6690974"/><text:bookmark text:name="r-6690975"/>Personnalisez vos codes d'erreur pour qu'ils ne révèlent pas les attributs de la base de données.</text:p>
        </text:list-item>
      </text:list>
      <text:p text:style-name="P6"><text:bookmark text:name="r-6694060"/><text:bookmark text:name="r-6694059"/><text:bookmark text:name="r-6694069"/><text:soft-page-break/><text:span text:style-name="T1">Une faille </text:span><text:span text:style-name="Strong_20_Emphasis"><text:span text:style-name="T2">cross-site scripting ou XSS</text:span></text:span><text:span text:style-name="T1"> est un script qui peut être exécuté dans votre site web.</text:span></text:p>
      <text:list xml:id="list1390605367" text:style-name="L8">
        <text:list-item>
          <text:p text:style-name="P18"><text:bookmark text:name="r-6694061"/><text:bookmark text:name="r-6694062"/>Empêcher une faille XSS avec validation de l'entrée et un encodage de l'entrée.</text:p>
        </text:list-item>
        <text:list-item>
          <text:p text:style-name="P18"><text:bookmark text:name="r-6694063"/><text:bookmark text:name="r-6694064"/>Protégez vos cookies en activant l'option HttpOnly.</text:p>
        </text:list-item>
        <text:list-item>
          <text:p text:style-name="P18"><text:bookmark text:name="r-6694065"/><text:bookmark text:name="r-6694066"/>Les attaques CSRF peuvent se produire via social engineering.</text:p>
        </text:list-item>
        <text:list-item>
          <text:p text:style-name="P18"><text:bookmark text:name="r-6694067"/><text:bookmark text:name="r-6694068"/>Les attaques CSRF effectuent des transactions à l'insu de l'utilisateur.</text:p>
        </text:list-item>
      </text:list>
      <text:p text:style-name="P4">Helmet dans cette parti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6:28:45.383815723</meta:creation-date>
    <dc:date>2022-07-18T11:16:20.913605069</dc:date>
    <meta:editing-duration>PT9H22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53" meta:word-count="812" meta:character-count="4951" meta:non-whitespace-character-count="4227"/>
  </office:meta>
</office:document-meta>
</file>